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8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9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10" style:family="graphic" style:parent-style-name="standard" style:list-style-name="L1">
      <style:graphic-properties draw:fill-color="#0066ff" draw:textarea-horizontal-align="justify" draw:textarea-vertical-align="middle" draw:auto-grow-height="false" fo:min-height="2.43cm" fo:min-width="2.845cm"/>
    </style:style>
    <style:style style:name="gr11" style:family="graphic" style:parent-style-name="standard" style:list-style-name="L1">
      <style:graphic-properties draw:fill-color="#0066ff" draw:textarea-horizontal-align="justify" draw:textarea-vertical-align="middle" draw:auto-grow-height="false" fo:min-height="1.325cm" fo:min-width="2.845cm"/>
    </style:style>
    <style:style style:name="gr12" style:family="graphic" style:parent-style-name="standard" style:list-style-name="L1">
      <style:graphic-properties draw:fill-color="#0066ff" draw:textarea-horizontal-align="justify" draw:textarea-vertical-align="middle" draw:auto-grow-height="false" fo:min-height="1.325cm" fo:min-width="2.845cm"/>
    </style:style>
    <style:style style:name="gr13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61cm" fo:min-width="0.508cm"/>
    </style:style>
    <style:style style:name="gr14" style:family="graphic" style:parent-style-name="standard" style:list-style-name="L1">
      <style:graphic-properties draw:fill-color="#0066ff" draw:textarea-horizontal-align="justify" draw:textarea-vertical-align="middle" draw:auto-grow-height="false" fo:min-height="1.325cm" fo:min-width="2.8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6" style:family="graphic" style:parent-style-name="standard" style:list-style-name="L1">
      <style:graphic-properties draw:fill-color="#0066ff" draw:textarea-horizontal-align="justify" draw:textarea-vertical-align="middle" draw:auto-grow-height="false" fo:min-height="1.325cm" fo:min-width="2.845cm"/>
    </style:style>
    <style:style style:name="gr17" style:family="graphic" style:parent-style-name="standard" style:list-style-name="L1">
      <style:graphic-properties draw:fill-color="#0066ff" draw:textarea-horizontal-align="justify" draw:textarea-vertical-align="middle" draw:auto-grow-height="false" fo:min-height="1.325cm" fo:min-width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20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21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22" style:family="graphic" style:parent-style-name="standard" style:list-style-name="L1">
      <style:graphic-properties draw:fill-color="#0066ff" draw:textarea-horizontal-align="justify" draw:textarea-vertical-align="middle" draw:auto-grow-height="false" fo:min-height="2.43cm" fo:min-width="2.845cm"/>
    </style:style>
    <style:style style:name="gr23" style:family="graphic" style:parent-style-name="standard" style:list-style-name="L1">
      <style:graphic-properties draw:fill-color="#0066ff" draw:textarea-horizontal-align="justify" draw:textarea-vertical-align="middle" draw:auto-grow-height="false" fo:min-height="1.325cm" fo:min-width="2.845cm"/>
    </style:style>
    <style:style style:name="gr24" style:family="graphic" style:parent-style-name="standard" style:list-style-name="L1">
      <style:graphic-properties draw:fill-color="#0066ff" draw:textarea-horizontal-align="justify" draw:textarea-vertical-align="middle" draw:auto-grow-height="false" fo:min-height="1.325cm" fo:min-width="2.845cm"/>
    </style:style>
    <style:style style:name="gr25" style:family="graphic" style:parent-style-name="objectwithoutfill">
      <style:graphic-properties svg:stroke-width="0.035cm" svg:stroke-color="#ffffff" draw:marker-start-width="0.252cm" draw:marker-end-width="0.252cm" draw:fill="none" fo:padding-top="0.017cm" fo:padding-bottom="0.017cm" fo:padding-left="0.017cm" fo:padding-right="0.017cm"/>
    </style:style>
    <style:style style:name="gr26" style:family="graphic" style:parent-style-name="standard" style:list-style-name="L1">
      <style:graphic-properties draw:fill-color="#0066ff" draw:textarea-horizontal-align="justify" draw:textarea-vertical-align="middle" draw:auto-grow-height="false" fo:min-height="1.325cm" fo:min-width="2.84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8" style:family="graphic" style:parent-style-name="standard">
      <style:graphic-properties draw:fill-color="#001b33" draw:opacity="63%" draw:textarea-horizontal-align="justify" draw:textarea-vertical-align="middle" draw:auto-grow-height="false" fo:min-height="6.939cm" fo:min-width="8.618cm"/>
    </style:style>
    <style:style style:name="gr29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30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31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32" style:family="graphic" style:parent-style-name="standard" style:list-style-name="L1">
      <style:graphic-properties draw:fill-color="#0066ff" draw:textarea-horizontal-align="justify" draw:textarea-vertical-align="middle" draw:auto-grow-height="false" fo:min-height="2.43cm" fo:min-width="2.845cm"/>
    </style:style>
    <style:style style:name="gr33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34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35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36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508cm" fo:min-width="0.457cm"/>
    </style:style>
    <style:style style:name="gr37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38" style:family="graphic" style:parent-style-name="standard">
      <style:graphic-properties draw:stroke="none" svg:stroke-color="#000000" draw:fill="none" draw:fill-color="#ffffff" draw:opacity="0%" draw:auto-grow-height="true" draw:auto-grow-width="false" fo:max-height="0cm" fo:min-height="0.834cm"/>
    </style:style>
    <style:style style:name="gr39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40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41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42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43" style:family="graphic" style:parent-style-name="objectwithoutfill">
      <style:graphic-properties svg:stroke-color="#00ff66" draw:marker-start="" draw:marker-start-width="0.3cm" draw:marker-end="Arrow" draw:marker-end-width="0.3cm" draw:fill="none"/>
    </style:style>
    <style:style style:name="gr44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45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46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text-align="center" fo:text-indent="0.051cm"/>
      <style:text-properties fo:color="#ffffff" fo:font-size="44pt" fo:font-weight="bold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-color="#137413"/>
      <style:paragraph-properties fo:text-align="center"/>
      <style:text-properties fo:color="#ffffff" style:font-name="Liberation Sans" fo:font-size="12pt" style:letter-kerning="true" style:font-name-asian="Noto Sans CJK SC Regular" style:font-size-asian="12pt" style:font-name-complex="FreeSans" style:font-size-complex="12pt"/>
    </style:style>
    <style:style style:name="P7" style:family="paragraph">
      <loext:graphic-properties draw:fill-color="#0066ff"/>
      <style:paragraph-properties fo:text-align="center"/>
      <style:text-properties fo:color="#ffffff" style:font-name="Liberation Sans" fo:font-size="14pt" style:letter-kerning="true" style:font-name-asian="Noto Sans CJK SC Regular" style:font-size-asian="18pt" style:font-name-complex="FreeSans" style:font-size-complex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0066ff"/>
      <style:paragraph-properties fo:margin-left="0cm" fo:margin-right="0cm" fo:text-align="center" fo:text-indent="0cm"/>
      <style:text-properties fo:color="#ffffff" style:font-name="Liberation Sans" fo:font-size="14pt" style:letter-kerning="true" style:font-name-asian="Noto Sans CJK SC Regular" style:font-size-asian="18pt" style:font-name-complex="FreeSans" style:font-size-complex="18pt"/>
    </style:style>
    <style:style style:name="P10" style:family="paragraph">
      <loext:graphic-properties draw:fill-color="#00ff66"/>
      <style:paragraph-properties fo:text-align="center"/>
      <style:text-properties fo:font-size="14pt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001b33" draw:opacity="63%"/>
      <style:paragraph-properties fo:text-align="center"/>
    </style:style>
    <style:style style:name="P15" style:family="paragraph">
      <loext:graphic-properties draw:fill-color="#002a69"/>
      <style:paragraph-properties fo:text-align="center"/>
      <style:text-properties fo:color="#dddddd" style:font-name="Liberation Sans" fo:font-size="14pt" style:letter-kerning="true" style:font-name-asian="Noto Sans CJK SC Regular" style:font-size-asian="18pt" style:font-name-complex="FreeSans" style:font-size-complex="18pt"/>
    </style:style>
    <style:style style:name="P16" style:family="paragraph">
      <style:paragraph-properties fo:margin-top="0.051cm" fo:margin-bottom="0cm" fo:text-align="center"/>
    </style:style>
    <style:style style:name="P17" style:family="paragraph">
      <loext:graphic-properties draw:fill="none" draw:fill-color="#ffffff" draw:opacity="0%"/>
      <style:paragraph-properties fo:margin-top="0.051cm" fo:margin-bottom="0cm"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c0066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800000" fo:font-weight="normal" style:font-weight-asian="normal" style:font-weight-complex="normal"/>
    </style:style>
    <style:style style:name="T6" style:family="text">
      <style:text-properties fo:color="#ffffff" style:font-name="Liberation Sans" fo:font-size="11pt" style:letter-kerning="true" style:font-name-asian="Noto Sans CJK SC Regular" style:font-size-asian="11pt" style:font-name-complex="FreeSans" style:font-size-complex="11pt"/>
    </style:style>
    <style:style style:name="T7" style:family="text">
      <style:text-properties fo:color="#ffffff" style:font-name="Liberation Sans" fo:font-size="14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fo:color="#dddddd" style:font-name="Liberation Sans" fo:font-size="14pt" style:letter-kerning="true" style:font-name-asian="Noto Sans CJK SC Regular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86cm" svg:height="1.267cm" svg:x="2.54cm" svg:y="0.254cm">
          <draw:text-box>
            <text:p text:style-name="P1"><text:span text:style-name="T1">NOTES</text:span></text:p>
          </draw:text-box>
        </draw:frame>
        <draw:frame draw:style-name="gr2" draw:text-style-name="P4" draw:layer="layout" svg:width="24.892cm" svg:height="8.533cm" svg:x="1.524cm" svg:y="2.286cm">
          <draw:text-box>
            <text:list text:style-name="L1">
              <text:list-item>
                <text:p text:style-name="P3">Redux separates asynchronous logic from state mutations and places restrictions on state mutations which ‘makes state more predictable’</text:p>
              </text:list-item>
              <text:list-item>
                <text:p text:style-name="P3">Stores are ‘stateless’ and are called <text:span text:style-name="T2">‘reducers’</text:span></text:p>
              </text:list-item>
              <text:list-item>
                <text:p text:style-name="P3"><text:span text:style-name="T3">Redux requires a single reducer. redux.connect() combines multiple reducers into one</text:span></text:p>
              </text:list-item>
              <text:list-item>
                <text:p text:style-name="P3">Actions are ‘functions of your application state’ (?meaning)</text:p>
              </text:list-item>
              <text:list-item>
                <text:p text:style-name="P3">Redux principals</text:p>
                <text:list>
                  <text:list-item>
                    <text:p text:style-name="P3">Single source of truth</text:p>
                  </text:list-item>
                  <text:list-item>
                    <text:p text:style-name="P3">State is read only (can only be modified via an action)</text:p>
                  </text:list-item>
                  <text:list-item>
                    <text:p text:style-name="P3">Changes are mad with pure functions</text:p>
                  </text:list-item>
                </text:list>
              </text:list-item>
              <text:list-item>
                <text:p text:style-name="P3"><text:span text:style-name="T2">Reducer:</text:span><text:span text:style-name="T3"> is a function that takes inputs and returns some new output.</text:span></text:p>
                <text:list>
                  <text:list-item>
                    <text:p text:style-name="P3"><text:span text:style-name="T3">It takes 2 arguments and returns a single result (hence ‘reduced’)</text:span></text:p>
                  </text:list-item>
                </text:list>
              </text:list-item>
              <text:list-item>
                <text:p text:style-name="P3"><text:span text:style-name="T2">Dispatching:</text:span><text:span text:style-name="T3"> the act of passing an action to your store</text:span></text:p>
              </text:list-item>
            </text:list>
          </draw:text-box>
        </draw:frame>
        <draw:frame draw:style-name="gr3" draw:text-style-name="P4" draw:layer="layout" svg:width="24.892cm" svg:height="3.556cm" svg:x="1.524cm" svg:y="13.786cm">
          <draw:text-box>
            <text:list text:style-name="L1">
              <text:list-item>
                <text:p text:style-name="P3">Action Creators can be used to perform async action, but should they or should this be done via middleware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86cm" svg:height="1.267cm" svg:x="2.54cm" svg:y="0.254cm">
          <draw:text-box>
            <text:p text:style-name="P1"><text:span text:style-name="T1">Parts of Redux</text:span></text:p>
          </draw:text-box>
        </draw:frame>
        <draw:frame draw:style-name="gr5" draw:text-style-name="P4" draw:layer="layout" svg:width="26.416cm" svg:height="12.799cm" svg:x="0.762cm" svg:y="2.286cm">
          <draw:text-box>
            <text:list text:style-name="L1">
              <text:list-item>
                <text:p text:style-name="P3"><text:span text:style-name="T3">‘</text:span><text:span text:style-name="T3">combinereducers’</text:span></text:p>
                <text:list>
                  <text:list-item>
                    <text:p text:style-name="P3"><text:span text:style-name="T3">Combines multiple reducers into one so it can be passed to Redux createStore</text:span></text:p>
                  </text:list-item>
                  <text:list-item>
                    <text:p text:style-name="P3"><text:span text:style-name="T3">It calls each child reducer, passing in the specified slice and combines the their result into a single state object.</text:span></text:p>
                  </text:list-item>
                </text:list>
              </text:list-item>
              <text:list-item>
                <text:p text:style-name="P3"><text:span text:style-name="T3">Store: </text:span><text:span text:style-name="T4">const store = createStore(reducer)</text:span></text:p>
                <text:list>
                  <text:list-item>
                    <text:p text:style-name="P3"><text:span text:style-name="T3">Encapsulates state</text:span></text:p>
                  </text:list-item>
                  <text:list-item>
                    <text:p text:style-name="P3"><text:span text:style-name="T3">Coordinates passing actions to reducers</text:span></text:p>
                  </text:list-item>
                  <text:list-item>
                    <text:p text:style-name="P3"><text:span text:style-name="T3">Notifies you of changes to state</text:span></text:p>
                  </text:list-item>
                  <text:list-item>
                    <text:p text:style-name="P3"><text:span text:style-name="T3">Interface</text:span></text:p>
                    <text:list>
                      <text:list-item>
                        <text:p text:style-name="P3"><text:span text:style-name="T3">dispatch(action)</text:span></text:p>
                      </text:list-item>
                      <text:list-item>
                        <text:p text:style-name="P3"><text:span text:style-name="T3">getState()</text:span></text:p>
                      </text:list-item>
                      <text:list-item>
                        <text:p text:style-name="P3"><text:span text:style-name="T3">subscribe(listener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Store Enhancers</text:span></text:p>
                <text:list>
                  <text:list-item>
                    <text:p text:style-name="P3"><text:span text:style-name="T3">are used for things that cannot be achieved with middleware</text:span></text:p>
                  </text:list-item>
                  <text:list-item>
                    <text:p text:style-name="P3"><text:span text:style-name="T3">They wrap the store providing their own version of the store API to implement special behavior.</text:span></text:p>
                  </text:list-item>
                  <text:list-item>
                    <text:p text:style-name="P3"><text:span text:style-name="T5">applyMiddleware</text:span><text:span text:style-name="T3"> is a store enhancer</text:span></text:p>
                  </text:list-item>
                  <text:list-item>
                    <text:p text:style-name="P3"><text:span text:style-name="T3">Create your own enhancer if what you need to do cannot be done with middleware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4.892cm" svg:height="2.134cm" svg:x="1.524cm" svg:y="18.542cm">
          <draw:text-box>
            <text:list text:style-name="L1">
              <text:list-header>
                <text:p text:style-name="P3"><text:span text:style-name="T2">Questions</text:span></text:p>
              </text:list-header>
              <text:list-item>
                <text:p text:style-name="P3"><text:span text:style-name="T3">How does combineReducers know which slice of state to pass to a given reducer?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86cm" svg:height="1.267cm" svg:x="2.54cm" svg:y="0.254cm">
          <draw:text-box>
            <text:p text:style-name="P1"><text:span text:style-name="T1">Thin</text:span><text:span text:style-name="T1">gs </text:span><text:span text:style-name="T1">You </text:span><text:span text:style-name="T1">Impl</text:span><text:span text:style-name="T1">eme</text:span><text:span text:style-name="T1">nt</text:span></text:p>
          </draw:text-box>
        </draw:frame>
        <draw:frame draw:style-name="gr5" draw:text-style-name="P4" draw:layer="layout" svg:width="26.416cm" svg:height="12.799cm" svg:x="0.762cm" svg:y="2.286cm">
          <draw:text-box>
            <text:list text:style-name="L1">
              <text:list-item>
                <text:p text:style-name="P3"><text:span text:style-name="T3">Act</text:span><text:span text:style-name="T3">ion</text:span><text:span text:style-name="T3">s: </text:span><text:span text:style-name="T3">def</text:span><text:span text:style-name="T3">ine </text:span><text:span text:style-name="T3">ho</text:span><text:span text:style-name="T3">w </text:span><text:span text:style-name="T3">sta</text:span><text:span text:style-name="T3">te </text:span><text:span text:style-name="T3">will </text:span><text:span text:style-name="T3">be </text:span><text:span text:style-name="T3">mo</text:span><text:span text:style-name="T3">difi</text:span><text:span text:style-name="T3">ed</text:span></text:p>
              </text:list-item>
              <text:list-item>
                <text:p text:style-name="P3"><text:span text:style-name="T3">Sel</text:span><text:span text:style-name="T3">ect</text:span><text:span text:style-name="T3">ors</text:span><text:span text:style-name="T3">: </text:span><text:span text:style-name="T3">fun</text:span><text:span text:style-name="T3">cti</text:span><text:span text:style-name="T3">on</text:span><text:span text:style-name="T3">s </text:span><text:span text:style-name="T3">to </text:span><text:span text:style-name="T3">deli</text:span><text:span text:style-name="T3">ver </text:span><text:span text:style-name="T3">slic</text:span><text:span text:style-name="T3">es </text:span><text:span text:style-name="T3">of </text:span><text:span text:style-name="T3">sta</text:span><text:span text:style-name="T3">te </text:span><text:span text:style-name="T3">as </text:span><text:span text:style-name="T3">ne</text:span><text:span text:style-name="T3">ed</text:span><text:span text:style-name="T3">ed</text:span></text:p>
              </text:list-item>
            </text:list>
          </draw:text-box>
        </draw:frame>
        <draw:frame draw:style-name="gr6" draw:text-style-name="P4" draw:layer="layout" svg:width="24.892cm" svg:height="2.134cm" svg:x="1.524cm" svg:y="18.542cm">
          <draw:text-box>
            <text:list text:style-name="L1">
              <text:list-header>
                <text:p text:style-name="P3"><text:span text:style-name="T2">Qu</text:span><text:span text:style-name="T2">est</text:span><text:span text:style-name="T2">io</text:span><text:span text:style-name="T2">ns</text:span></text:p>
              </text:list-header>
              <text:list-item>
                <text:p text:style-name="P3"><text:span text:style-name="T3">Ho</text:span><text:span text:style-name="T3">w </text:span><text:span text:style-name="T3">do</text:span><text:span text:style-name="T3">es </text:span><text:span text:style-name="T3">co</text:span><text:span text:style-name="T3">mb</text:span><text:span text:style-name="T3">ine</text:span><text:span text:style-name="T3">Re</text:span><text:span text:style-name="T3">du</text:span><text:span text:style-name="T3">cer</text:span><text:span text:style-name="T3">s </text:span><text:span text:style-name="T3">kn</text:span><text:span text:style-name="T3">ow </text:span><text:span text:style-name="T3">whi</text:span><text:span text:style-name="T3">ch </text:span><text:span text:style-name="T3">slic</text:span><text:span text:style-name="T3">e </text:span><text:span text:style-name="T3">of </text:span><text:span text:style-name="T3">sta</text:span><text:span text:style-name="T3">te </text:span><text:span text:style-name="T3">to </text:span><text:span text:style-name="T3">pa</text:span><text:span text:style-name="T3">ss </text:span><text:span text:style-name="T3">to </text:span><text:span text:style-name="T3">a </text:span><text:span text:style-name="T3">giv</text:span><text:span text:style-name="T3">en </text:span><text:span text:style-name="T3">red</text:span><text:span text:style-name="T3">uc</text:span><text:span text:style-name="T3">er?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86cm" svg:height="1.267cm" svg:x="2.54cm" svg:y="0.254cm">
          <draw:text-box>
            <text:p text:style-name="P1"><text:span text:style-name="T1">STATE SHAPE</text:span></text:p>
          </draw:text-box>
        </draw:frame>
        <draw:frame draw:style-name="gr7" draw:text-style-name="P4" draw:layer="layout" svg:width="26.416cm" svg:height="12.088cm" svg:x="0.762cm" svg:y="2.286cm">
          <draw:text-box>
            <text:list text:style-name="L1">
              <text:list-item>
                <text:p text:style-name="P3"><text:span text:style-name="T3">Two main operations performed on state</text:span></text:p>
                <text:list>
                  <text:list-item>
                    <text:p text:style-name="P3"><text:span text:style-name="T2">Transformation:</text:span><text:span text:style-name="T3"> is changing data and is achieved through reducers.</text:span></text:p>
                    <text:list>
                      <text:list-item>
                        <text:p text:style-name="P3"><text:span text:style-name="T3">Most easily done on normalized structures</text:span></text:p>
                      </text:list-item>
                    </text:list>
                  </text:list-item>
                  <text:list-item>
                    <text:p text:style-name="P3"><text:span text:style-name="T2">Consumption:</text:span><text:span text:style-name="T3"> is done through </text:span><text:span text:style-name="T2">selectors</text:span><text:span text:style-name="T3"> that expose state to components.</text:span></text:p>
                    <text:list>
                      <text:list-item>
                        <text:p text:style-name="P3"><text:span text:style-name="T3">Most easily done on nested (i.e., not normalized) structures</text:span></text:p>
                      </text:list-item>
                    </text:list>
                  </text:list-item>
                  <text:list-item>
                    <text:p text:style-name="P3"><text:span text:style-name="T3">Unfortunately, accommodating transformation makes consumption complex and vice versa. Book’s recommendation is to accommodate transformation and put complexity in selectors.</text:span></text:p>
                  </text:list-item>
                </text:list>
              </text:list-item>
              <text:list-item>
                <text:p text:style-name="P3"><text:span text:style-name="T3">Other considerations</text:span></text:p>
                <text:list>
                  <text:list-item>
                    <text:p text:style-name="P3"><text:span text:style-name="T2">Serialization:</text:span><text:span text:style-name="T3"> State can be easily serialized as long as it does not contain functions</text:span></text:p>
                  </text:list-item>
                  <text:list-item>
                    <text:p text:style-name="P3"><text:span text:style-name="T2">Performance:</text:span><text:span text:style-name="T3"> Using a library such as Immutable.js can improve performance but when used state is no longer a plain JavaScript object and this complicates serialization.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4.892cm" svg:height="2.134cm" svg:x="1.524cm" svg:y="18.542cm">
          <draw:text-box>
            <text:list text:style-name="L1">
              <text:list-header>
                <text:p text:style-name="P3"><text:span text:style-name="T2">Questions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86cm" svg:height="1.267cm" svg:x="2.54cm" svg:y="0.254cm">
          <draw:text-box>
            <text:p text:style-name="P1"><text:span text:style-name="T1">Note App</text:span></text:p>
          </draw:text-box>
        </draw:frame>
        <draw:custom-shape draw:style-name="gr8" draw:text-style-name="P6" draw:layer="layout" svg:width="1.575cm" svg:height="0.965cm" svg:x="2.874cm" svg:y="10.802cm">
          <text:p text:style-name="P1"><text:span text:style-name="T6">A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75cm" svg:height="0.965cm" svg:x="4.574cm" svg:y="10.802cm">
          <text:p text:style-name="P1"><text:span text:style-name="T6">St</text:span><text:span text:style-name="T6">at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845cm" svg:height="2.43cm" svg:x="3.174cm" svg:y="12.602cm">
          <text:p text:style-name="P1"><text:span text:style-name="T7">R</text:span><text:span text:style-name="T7">e</text:span><text:span text:style-name="T7">d</text:span><text:span text:style-name="T7">u</text:span><text:span text:style-name="T7">c</text:span><text:span text:style-name="T7">e</text:span><text:span text:style-name="T7">r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845cm" svg:height="1.325cm" svg:x="6.096cm" svg:y="3.81cm">
          <text:p text:style-name="P8"><text:span text:style-name="T7">Action </text:span><text:span text:style-name="T7">Crea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845cm" svg:height="1.325cm" svg:x="2.489cm" svg:y="3.755cm">
          <text:p text:style-name="P8"><text:span text:style-name="T7">UI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508cm" svg:height="0.61cm" draw:transform="rotate (1.5707963267949) translate (4.115cm 8.4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0.508cm" svg:height="0.61cm" draw:transform="rotate (1.5707963267949) translate (4.115cm 10.6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0.508cm" svg:height="0.61cm" draw:transform="rotate (1.5707963267949) translate (4.115cm 15.6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2.845cm" svg:height="1.325cm" svg:x="3.148cm" svg:y="15.917cm">
          <text:p text:style-name="P8"><text:span text:style-name="T7">View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508cm" svg:height="0.61cm" draw:transform="rotate (1.5707963267949) translate (4.115cm 12.4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1" draw:layer="layout" svg:width="13.088cm" svg:height="3.793cm" svg:x="11.296cm" svg:y="6.372cm">
          <draw:text-box>
            <text:list text:style-name="L1">
              <text:list-item>
                <text:p text:style-name="P3"><text:span text:style-name="T8">Does Redux bind actions to reducers? - YES</text:span></text:p>
              </text:list-item>
              <text:list-item>
                <text:p text:style-name="P3"><text:span text:style-name="T8">CombineReducers combines multiple reducers into one and calls each to initialize state</text:span></text:p>
              </text:list-item>
              <text:list-item>
                <text:p text:style-name="P3"><text:span text:style-name="T8">State is created bye the combination of combineReducers() and the actual reducers. E.g.,</text:span></text:p>
                <text:list>
                  <text:list-item>
                    <text:p text:style-name="P3"><text:span text:style-name="T8">The reducers &amp; combineReducers() are in ./reducers</text:span></text:p>
                  </text:list-item>
                  <text:list-item>
                    <text:p text:style-name="P3"><text:span text:style-name="T8">In combineReducer() you have ‘byId’ </text:span></text:p>
                  </text:list-item>
                  <text:list-item>
                    <text:p text:style-name="P3"><text:span text:style-name="T8">There is a reducer by the same name which initializes the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86cm" svg:height="1.267cm" svg:x="2.54cm" svg:y="0.254cm">
          <draw:text-box>
            <text:p text:style-name="P1"><text:span text:style-name="T1">REDUX</text:span></text:p>
          </draw:text-box>
        </draw:frame>
        <draw:custom-shape draw:style-name="gr16" draw:text-style-name="P9" draw:layer="layout" svg:width="2.845cm" svg:height="1.325cm" svg:x="2.448cm" svg:y="2.617cm">
          <text:p text:style-name="P8"><text:span text:style-name="T7">Single</text:span><text:span text:style-name="T7"><text:line-break/></text:span><text:span text:style-name="T7">St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845cm" svg:height="1.325cm" svg:x="6.848cm" svg:y="2.617cm">
          <text:p text:style-name="P8"><text:span text:style-name="T7">Root</text:span><text:span text:style-name="T7"><text:line-break/></text:span><text:span text:style-name="T7">Reducer</text:span>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508cm" svg:height="0.712cm" svg:x="5.796cm" svg:y="2.972cm">
          <draw:text-box>
            <text:p text:style-name="P1"><text:span text:style-name="T2">+</text:span></text:p>
          </draw:text-box>
        </draw:frame>
        <draw:frame draw:style-name="gr18" draw:text-style-name="P12" draw:layer="layout" svg:width="0.508cm" svg:height="0.712cm" svg:x="10.296cm" svg:y="2.972cm">
          <draw:text-box>
            <text:p text:style-name="P1"><text:span text:style-name="T2">=</text:span></text:p>
          </draw:text-box>
        </draw:frame>
        <draw:frame draw:style-name="gr19" draw:text-style-name="P12" draw:layer="layout" svg:width="4.006cm" svg:height="0.716cm" svg:x="11.296cm" svg:y="2.972cm">
          <draw:text-box>
            <text:p text:style-name="P1"><text:span text:style-name="T2">Redux</text:span></text:p>
          </draw:text-box>
        </draw:frame>
        <draw:custom-shape draw:style-name="gr20" draw:text-style-name="P6" draw:layer="layout" svg:width="1.575cm" svg:height="0.965cm" svg:x="2.874cm" svg:y="10.802cm">
          <text:p text:style-name="P1"><text:span text:style-name="T6">A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575cm" svg:height="0.965cm" svg:x="4.574cm" svg:y="10.802cm">
          <text:p text:style-name="P1"><text:span text:style-name="T6">St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845cm" svg:height="2.43cm" svg:x="3.174cm" svg:y="12.602cm">
          <text:p text:style-name="P1"><text:span text:style-name="T7">Reduc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845cm" svg:height="1.325cm" svg:x="3.048cm" svg:y="6.517cm">
          <text:p text:style-name="P8"><text:span text:style-name="T7">Ac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845cm" svg:height="1.325cm" svg:x="3.048cm" svg:y="8.717cm">
          <text:p text:style-name="P8"><text:span text:style-name="T7">Sto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508cm" svg:height="0.61cm" draw:transform="rotate (1.5707963267949) translate (4.115cm 8.4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5" draw:text-style-name="P13" draw:layer="layout" svg:x1="0.254cm" svg:y1="4.572cm" svg:x2="27.737cm" svg:y2="4.572cm">
          <text:p/>
        </draw:line>
        <draw:custom-shape draw:style-name="gr13" draw:text-style-name="P10" draw:layer="layout" svg:width="0.508cm" svg:height="0.61cm" draw:transform="rotate (1.5707963267949) translate (4.115cm 10.6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0.508cm" svg:height="0.61cm" draw:transform="rotate (1.5707963267949) translate (4.115cm 15.6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2.845cm" svg:height="1.325cm" svg:x="3.148cm" svg:y="15.917cm">
          <text:p text:style-name="P8"><text:span text:style-name="T7">View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508cm" svg:height="0.61cm" draw:transform="rotate (1.5707963267949) translate (4.115cm 12.4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1" draw:layer="layout" svg:width="7.5cm" svg:height="0.949cm" svg:x="11.296cm" svg:y="6.872cm">
          <draw:text-box>
            <text:p text:style-name="P1"><text:span text:style-name="T8">Are actions part of Redux? Seems not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8" draw:text-style-name="P14" draw:layer="layout" svg:width="8.618cm" svg:height="6.939cm" svg:x="9.924cm" svg:y="10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2.86cm" svg:height="1.267cm" svg:x="2.54cm" svg:y="0.254cm">
          <draw:text-box>
            <text:p text:style-name="P1"><text:span text:style-name="T1">Happypoulp diagram</text:span></text:p>
          </draw:text-box>
        </draw:frame>
        <draw:custom-shape draw:style-name="gr29" draw:text-style-name="P15" xml:id="id2" draw:id="id2" draw:layer="layout" svg:width="2.845cm" svg:height="1.325cm" svg:x="14.774cm" svg:y="2.502cm">
          <text:p text:style-name="P1"><text:span text:style-name="T9">ev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.845cm" svg:height="1.325cm" svg:x="14.774cm" svg:y="4.602cm">
          <text:p text:style-name="P1"><text:span text:style-name="T9">Ac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.845cm" svg:height="1.325cm" svg:x="14.774cm" svg:y="6.702cm">
          <text:p text:style-name="P1"><text:span text:style-name="T9">Dispatch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845cm" svg:height="2.43cm" svg:x="14.974cm" svg:y="12.302cm">
          <text:p text:style-name="P1"><text:span text:style-name="T7">Reduc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845cm" svg:height="1.325cm" svg:x="11.125cm" svg:y="15.821cm">
          <text:p text:style-name="P1"><text:span text:style-name="T9">Change</text:span><text:span text:style-name="T9"><text:line-break/></text:span><text:span text:style-name="T9">even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xml:id="id1" draw:id="id1" draw:layer="layout" svg:width="2.845cm" svg:height="1.325cm" svg:x="11.074cm" svg:y="18.002cm">
          <text:p text:style-name="P1"><text:span text:style-name="T9">React</text:span><text:span text:style-name="T9"><text:line-break/></text:span><text:span text:style-name="T9">View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508cm" svg:height="0.61cm" draw:transform="rotate (1.5707963267949) translate (15.915cm 10.5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5" draw:layer="layout" svg:width="2.845cm" svg:height="1.325cm" svg:x="18.474cm" svg:y="8.702cm">
          <text:p text:style-name="P1"><text:span text:style-name="T9">API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0.457cm" svg:height="0.508cm" draw:transform="rotate (0.000174532925199433) translate (17.757cm 8.826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0.508cm" svg:height="0.61cm" draw:transform="rotate (1.5707963267949) translate (15.915cm 6.5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0.508cm" svg:height="0.61cm" draw:transform="rotate (1.5707963267949) translate (15.915cm 4.4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0.508cm" svg:height="0.61cm" draw:transform="rotate (1.5707963267949) translate (12.266cm 17.827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6" draw:layer="layout" svg:width="1.575cm" svg:height="0.965cm" svg:x="11.774cm" svg:y="12.302cm">
          <text:p text:style-name="P1"><text:span text:style-name="T6">Current</text:span><text:span text:style-name="T6"><text:line-break/></text:span><text:span text:style-name="T6">St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508cm" svg:height="0.61cm" draw:transform="rotate (1.5707963267949) translate (15.915cm 8.6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8" draw:text-style-name="P17" draw:layer="layout" svg:width="1.013cm" svg:height="0.834cm" svg:x="9.996cm" svg:y="11.608cm">
            <draw:text-box>
              <text:p text:style-name="P16">S</text:p>
            </draw:text-box>
          </draw:frame>
          <draw:frame draw:style-name="gr38" draw:text-style-name="P17" draw:layer="layout" svg:width="1.013cm" svg:height="0.834cm" svg:x="9.996cm" svg:y="12.186cm">
            <draw:text-box>
              <text:p text:style-name="P16">t</text:p>
            </draw:text-box>
          </draw:frame>
          <draw:frame draw:style-name="gr38" draw:text-style-name="P17" draw:layer="layout" svg:width="1.013cm" svg:height="0.834cm" svg:x="9.996cm" svg:y="12.763cm">
            <draw:text-box>
              <text:p text:style-name="P16">o</text:p>
            </draw:text-box>
          </draw:frame>
          <draw:frame draw:style-name="gr38" draw:text-style-name="P17" draw:layer="layout" svg:width="1.013cm" svg:height="0.834cm" svg:x="9.996cm" svg:y="13.341cm">
            <draw:text-box>
              <text:p text:style-name="P16">r</text:p>
            </draw:text-box>
          </draw:frame>
          <draw:frame draw:style-name="gr38" draw:text-style-name="P17" draw:layer="layout" svg:width="1.013cm" svg:height="0.834cm" svg:x="9.996cm" svg:y="13.918cm">
            <draw:text-box>
              <text:p text:style-name="P16">e</text:p>
            </draw:text-box>
          </draw:frame>
        </draw:g>
        <draw:custom-shape draw:style-name="gr39" draw:text-style-name="P6" draw:layer="layout" svg:width="1.575cm" svg:height="0.965cm" svg:x="14.674cm" svg:y="10.802cm">
          <text:p text:style-name="P1"><text:span text:style-name="T6">A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.575cm" svg:height="0.965cm" svg:x="11.874cm" svg:y="13.702cm">
          <text:p text:style-name="P1"><text:span text:style-name="T6">New</text:span><text:span text:style-name="T6"><text:line-break/></text:span><text:span text:style-name="T6">St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0.457cm" svg:height="0.508cm" draw:transform="rotate (0.000174532925199433) translate (11.057cm 12.527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0.457cm" svg:height="0.508cm" draw:transform="rotate (0.000174532925199433) translate (13.757cm 12.528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0.457cm" svg:height="0.508cm" draw:transform="rotate (-3.14159265358979) translate (14.212cm 14.336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0.457cm" svg:height="0.508cm" draw:transform="rotate (-3.14159265358979) translate (18.209cm 9.83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6" draw:layer="layout" svg:width="1.575cm" svg:height="0.965cm" svg:x="16.374cm" svg:y="10.802cm">
          <text:p text:style-name="P1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845cm" svg:height="1.325cm" svg:x="14.774cm" svg:y="8.702cm">
          <text:p text:style-name="P1"><text:span text:style-name="T9">middle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508cm" svg:height="0.61cm" draw:transform="rotate (1.5707963267949) translate (12.215cm 15.4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3" draw:text-style-name="P13" draw:layer="layout" draw:line-skew="4.487cm" svg:x1="13.919cm" svg:y1="18.664cm" svg:x2="17.619cm" svg:y2="3.164cm" draw:start-shape="id1" draw:start-glue-point="1" draw:end-shape="id2" draw:end-glue-point="1" svg:d="M13919 18664h8687v-15500h-4987" svg:viewBox="0 0 8688 15501">
          <text:p/>
        </draw:connector>
        <draw:custom-shape draw:style-name="gr36" draw:text-style-name="P10" draw:layer="layout" svg:width="0.457cm" svg:height="0.508cm" draw:transform="rotate (-3.14159265358979) translate (11.512cm 14.336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5" draw:layer="layout" svg:width="2.845cm" svg:height="1.325cm" svg:x="1.574cm" svg:y="9.802cm">
          <text:p text:style-name="P1"><text:span text:style-name="T9">Dispatch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2.845cm" svg:height="1.325cm" svg:x="1.574cm" svg:y="12.302cm">
          <text:p text:style-name="P1"><text:span text:style-name="T9">State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845cm" svg:height="1.325cm" svg:x="1.574cm" svg:y="14.802cm">
          <text:p text:style-name="P1"><text:span text:style-name="T9">Upd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508cm" svg:height="0.61cm" draw:transform="rotate (1.5707963267949) translate (2.615cm 11.8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0.508cm" svg:height="0.61cm" draw:transform="rotate (1.5707963267949) translate (2.615cm 14.483cm)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8" draw:layer="layout" svg:width="10.922cm" svg:height="3.556cm" svg:x="1.524cm" svg:y="2.286cm">
          <draw:text-box>
            <text:list text:style-name="L1">
              <text:list-item>
                <text:p text:style-name="P3">The Redux instance is called a store</text:p>
              </text:list-item>
              <text:list-item>
                <text:p text:style-name="P3">Reducers could be called ‘action handlers’ and/or ‘state changers’</text:p>
              </text:list-item>
              <text:list-item>
                <text:p text:style-name="P3">Middleware must output an action (t/f?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cm" fo:padding-bottom="0cm" fo:padding-left="0cm" fo:padding-right="0cm" fo:wrap-option="wrap" draw:shadow="hidden" draw:shadow-offset-x="0.2cm" draw:shadow-offset-y="0.2cm" draw:shadow-color="#808080" draw:measure-align="left-out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10:16:36.049931885</meta:creation-date>
    <dc:date>2017-02-07T09:55:40.244579288</dc:date>
    <meta:editing-duration>P4DT22H50M17S</meta:editing-duration>
    <meta:editing-cycles>86</meta:editing-cycles>
    <meta:generator>LibreOffice/5.1.4.2$Linux_X86_64 LibreOffice_project/10m0$Build-2</meta:generator>
    <meta:document-statistic meta:object-count="116"/>
  </office:meta>
</office:document-meta>
</file>